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f4cc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fo:font-style="normal" officeooo:rsid="03b12750" style:font-style-asian="normal" style:font-style-complex="normal"/>
    </style:style>
    <style:style style:name="T119" style:family="text">
      <style:text-properties fo:font-style="normal" officeooo:rsid="03b14c0b" style:font-style-asian="normal" style:font-style-complex="normal"/>
    </style:style>
    <style:style style:name="T120" style:family="text">
      <style:text-properties fo:font-style="normal" officeooo:rsid="03b32a27" style:font-style-asian="normal" style:font-style-complex="normal"/>
    </style:style>
    <style:style style:name="T121" style:family="text">
      <style:text-properties fo:font-style="normal" officeooo:rsid="03b3bc06" style:font-style-asian="normal" style:font-style-complex="normal"/>
    </style:style>
    <style:style style:name="T122" style:family="text">
      <style:text-properties fo:font-style="normal" officeooo:rsid="03b58d8a" style:font-style-asian="normal" style:font-style-complex="normal"/>
    </style:style>
    <style:style style:name="T123" style:family="text">
      <style:text-properties fo:font-style="normal" officeooo:rsid="03b6264a" style:font-style-asian="normal" style:font-style-complex="normal"/>
    </style:style>
    <style:style style:name="T124" style:family="text">
      <style:text-properties fo:font-style="normal" officeooo:rsid="03b6b0fc" style:font-style-asian="normal" style:font-style-complex="normal"/>
    </style:style>
    <style:style style:name="T125" style:family="text">
      <style:text-properties fo:font-style="normal" officeooo:rsid="03b8a381" style:font-style-asian="normal" style:font-style-complex="normal"/>
    </style:style>
    <style:style style:name="T126" style:family="text">
      <style:text-properties fo:font-style="normal" officeooo:rsid="03ba5b22" style:font-style-asian="normal" style:font-style-complex="normal"/>
    </style:style>
    <style:style style:name="T127" style:family="text">
      <style:text-properties fo:font-style="normal" officeooo:rsid="03bade1e" style:font-style-asian="normal" style:font-style-complex="normal"/>
    </style:style>
    <style:style style:name="T128" style:family="text">
      <style:text-properties fo:font-style="normal" officeooo:rsid="03bc053b" style:font-style-asian="normal" style:font-style-complex="normal"/>
    </style:style>
    <style:style style:name="T129" style:family="text">
      <style:text-properties fo:font-style="normal" officeooo:rsid="03bc3583" style:font-style-asian="normal" style:font-style-complex="normal"/>
    </style:style>
    <style:style style:name="T130" style:family="text">
      <style:text-properties fo:font-style="normal" officeooo:rsid="03bd0163" style:font-style-asian="normal" style:font-style-complex="normal"/>
    </style:style>
    <style:style style:name="T131" style:family="text">
      <style:text-properties fo:font-style="normal" officeooo:rsid="03bd701e" style:font-style-asian="normal" style:font-style-complex="normal"/>
    </style:style>
    <style:style style:name="T132" style:family="text">
      <style:text-properties fo:font-style="normal" officeooo:rsid="03bd7f25" style:font-style-asian="normal" style:font-style-complex="normal"/>
    </style:style>
    <style:style style:name="T133" style:family="text">
      <style:text-properties fo:font-style="normal" officeooo:rsid="03bdeb07" style:font-style-asian="normal" style:font-style-complex="normal"/>
    </style:style>
    <style:style style:name="T134" style:family="text">
      <style:text-properties fo:font-style="normal" officeooo:rsid="03becd17" style:font-style-asian="normal" style:font-style-complex="normal"/>
    </style:style>
    <style:style style:name="T135" style:family="text">
      <style:text-properties fo:font-style="normal" officeooo:rsid="03bf8e24" style:font-style-asian="normal" style:font-style-complex="normal"/>
    </style:style>
    <style:style style:name="T136" style:family="text">
      <style:text-properties fo:font-style="normal" officeooo:rsid="03c18c08" style:font-style-asian="normal" style:font-style-complex="normal"/>
    </style:style>
    <style:style style:name="T137" style:family="text">
      <style:text-properties officeooo:rsid="000a14f6"/>
    </style:style>
    <style:style style:name="T138" style:family="text">
      <style:text-properties officeooo:rsid="005714b7"/>
    </style:style>
    <style:style style:name="T139" style:family="text">
      <style:text-properties officeooo:rsid="00880dbe"/>
    </style:style>
    <style:style style:name="T140" style:family="text">
      <style:text-properties officeooo:rsid="007c6d62"/>
    </style:style>
    <style:style style:name="T141" style:family="text">
      <style:text-properties officeooo:rsid="00836784"/>
    </style:style>
    <style:style style:name="T142" style:family="text">
      <style:text-properties officeooo:rsid="01e21ff5"/>
    </style:style>
    <style:style style:name="T143" style:family="text">
      <style:text-properties officeooo:rsid="0233449b"/>
    </style:style>
    <style:style style:name="T144" style:family="text">
      <style:text-properties officeooo:rsid="02317916"/>
    </style:style>
    <style:style style:name="T145" style:family="text">
      <style:text-properties officeooo:rsid="023d18e5"/>
    </style:style>
    <style:style style:name="T146" style:family="text">
      <style:text-properties officeooo:rsid="02867bcd"/>
    </style:style>
    <style:style style:name="T147" style:family="text">
      <style:text-properties officeooo:rsid="0063a409"/>
    </style:style>
    <style:style style:name="T148" style:family="text">
      <style:text-properties style:font-name="EB Garamond 12 All SC" fo:font-style="normal" officeooo:rsid="032f4d78" style:font-style-asian="normal" style:font-style-complex="normal"/>
    </style:style>
    <style:style style:name="T149" style:family="text">
      <style:text-properties style:font-name="EB Garamond 12 All SC" fo:font-style="normal" officeooo:rsid="033d7c9b" style:font-style-asian="normal" style:font-style-complex="normal"/>
    </style:style>
    <style:style style:name="T150" style:family="text">
      <style:text-properties style:font-name="EB Garamond 12 All SC" fo:font-style="normal" officeooo:rsid="033e9fb4" style:font-style-asian="normal" style:font-style-complex="normal"/>
    </style:style>
    <style:style style:name="T151" style:family="text">
      <style:text-properties officeooo:rsid="0340943a"/>
    </style:style>
    <style:style style:name="T152" style:family="text">
      <style:text-properties officeooo:rsid="0342108c"/>
    </style:style>
    <style:style style:name="T153" style:family="text">
      <style:text-properties officeooo:rsid="03430102"/>
    </style:style>
    <style:style style:name="T154" style:family="text">
      <style:text-properties officeooo:rsid="03432058"/>
    </style:style>
    <style:style style:name="T155" style:family="text">
      <style:text-properties officeooo:rsid="0344d082"/>
    </style:style>
    <style:style style:name="T156" style:family="text">
      <style:text-properties officeooo:rsid="034a2232"/>
    </style:style>
    <style:style style:name="T157" style:family="text">
      <style:text-properties officeooo:rsid="034f9051"/>
    </style:style>
    <style:style style:name="T158" style:family="text">
      <style:text-properties officeooo:rsid="0350d3c0"/>
    </style:style>
    <style:style style:name="T159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46">8</text:span></text:p>
      <text:p text:style-name="P26"/>
      <text:p text:style-name="P26"/>
      <text:p text:style-name="P22">© 201<text:span text:style-name="T146">8</text:span> by Wolfgang Skala. This edition is licensed under the<text:span text:style-name="T156"><text:line-break/></text:span>Creative Commons Attribution<text:span text:style-name="T139">-NonCommercial-ShareAlike</text:span> 4.0 International License.<text:span text:style-name="T156"><text:line-break/></text:span>To view a copy of this license, visit http://creativecommons.org/licenses/by<text:span text:style-name="T140">-nc-sa</text:span>/4.0/.</text:p>
      <text:p text:style-name="P21"/>
      <text:p text:style-name="P23">Music engraving by LilyPond 2.18.0 (http://www.lilypond.org).<text:span text:style-name="T138"><text:line-break/>Front matter</text:span> typeset with EB Garamond (http://www.georgduffner.at/ebgaramond).</text:p>
      <text:p text:style-name="P26"/>
      <text:p text:style-name="P20">First <text:span text:style-name="T142">version</text:span>, <text:span text:style-name="T151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4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57">9</text:span>-D-<text:span text:style-name="T157">3</text:span>).</text:p>
      <text:p text:style-name="P5"/>
      <text:p text:style-name="P7">In general, this edition closely follows the autograph. Any changes <text:span text:style-name="T137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2">Abbreviations: A, alto; B, bass;<text:span text:style-name="T145"> clno, clarino; Ms, manuscript; o</text:span>rg, basses and organ; <text:span text:style-name="T145">r, rest;</text:span> S,<text:span text:style-name="T158"> </text:span>soprano; T<text:span text:style-name="T141">, </text:span>tenor; <text:span text:style-name="T159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9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48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9">34<text:tab/>org<text:tab/>2nd half note in Ms: </text:span><text:span text:style-name="T120">G</text:span><text:span text:style-name="T119">4–</text:span><text:span text:style-name="T120">G</text:span><text:span text:style-name="T119">4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18"><text:line-break/>62<text:tab/>org<text:tab/>1st half note in Ms: c2</text:span><text:span text:style-name="T121"><text:line-break/><text:line-break/>68<text:tab/>org<text:tab/>last quarter of upper voice in Ms: bes′8.–b′16</text:span><text:span text:style-name="T122"><text:line-break/><text:line-break/></text:span><text:span text:style-name="T131">78<text:tab/>org<text:tab/>5th quarter in Ms: B4<text:line-break/></text:span><text:span text:style-name="T122">81<text:tab/></text:span><text:span text:style-name="T135">org</text:span><text:span text:style-name="T122"><text:tab/></text:span><text:span text:style-name="T135">8</text:span><text:span text:style-name="T122">th to </text:span><text:span text:style-name="T135">10</text:span><text:span text:style-name="T122">th eighth in Ms: c′</text:span><text:span text:style-name="T135">8</text:span><text:span text:style-name="T122">–f′</text:span><text:span text:style-name="T135">4</text:span><text:span text:style-name="T129"><text:line-break/>83<text:tab/>vl 2<text:tab/>5th quarter in Ms: e″4</text:span><text:span text:style-name="T126"><text:line-break/>84<text:tab/>T<text:tab/>2nd quarter in Ms: e′4</text:span><text:span text:style-name="T134"><text:line-break/>86<text:tab/>vl 1<text:tab/>8th eighth in Ms: c″8</text:span><text:span text:style-name="T123"><text:line-break/>89<text:tab/>A<text:tab/>5th eighth in Ms: f′8</text:span><text:span text:style-name="T127"><text:line-break/>100<text:tab/>org<text:tab/>last eighth in Ms: e8</text:span><text:span text:style-name="T132"><text:line-break/>123<text:tab/>org<text:tab/>last quarter in Ms: d4</text:span><text:span text:style-name="T133"><text:line-break/>127<text:tab/>org<text:tab/>1st quarter in M</text:span><text:span text:style-name="T136">s</text:span><text:span text:style-name="T133">: e4; 6th eighth in Ms: e8</text:span><text:span text:style-name="T128"><text:line-break/>131<text:tab/>vl 1<text:tab/>last quarter in Ms: d″8–c″8</text:span><text:span text:style-name="T124"><text:line-break/>135<text:tab/>B<text:tab/>last eighth in Ms: fis8</text:span><text:span text:style-name="T125"><text:line-break/>136<text:tab/>B<text:tab/>5th eighth in Ms: e8</text:span><text:span text:style-name="T130"><text:line-break/>140<text:tab/>vl 2<text:tab/>3rd eighth in Ms: f″8</text:span><text:span text:style-name="T18"><text:line-break/><text:line-break/><text:line-break/><text:line-break/></text:span><text:soft-page-break/><text:span text:style-name="T149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pan text:style-name="T19"><text:line-break/></text:span><text:span text:style-name="T150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44">wolfgang</text:span> (at) <text:span text:style-name="T143">esser-skala</text:span>.at<text:span text:style-name="T144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1">Salzburg, </text:span><text:span text:style-name="T20">March</text:span><text:span text:style-name="T11"> 201</text:span><text:span text:style-name="T13">8</text:span><text:line-break/>Wolfgang Skala</text:p>
      <text:p text:style-name="P34"/>
      <text:p text:style-name="P31"><text:span text:style-name="T156"><text:line-break/></text:span>C O N T E N T S</text:p>
      <text:p text:style-name="P25"/>
      <text:p text:style-name="P24"/>
      <text:p text:style-name="P19"><text:span text:style-name="T152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53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54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54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55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3T23:35:36.936259054</dc:date>
    <dc:creator>Wolfgang Skala</dc:creator>
    <meta:editing-duration>P9DT20H41M3S</meta:editing-duration>
    <meta:editing-cycles>881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224" meta:character-count="5793" meta:non-whitespace-character-count="4575"/>
  </office:meta>
</office:document-meta>
</file>